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oglio1" table:style-name="ta1">
        <table:shapes>
          <draw:frame draw:z-index="0" draw:style-name="gr1" draw:text-style-name="P1" svg:width="343.34mm" svg:height="175.84mm" svg:x="161.35mm" svg:y="22.84mm">
            <draw:object draw:notify-on-update-of-ranges="Foglio1.A2:Foglio1.A14 Foglio1.B1:Foglio1.B1 Foglio1.B2:Foglio1.B14 Foglio1.C1:Foglio1.C1 Foglio1.C2:Foglio1.C14 Foglio1.D1:Foglio1.D1 Foglio1.D2:Foglio1.D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PMT4</text:p>
          </table:table-cell>
          <table:table-cell office:value-type="string" calcext:value-type="string">
            <text:p>PMT5</text:p>
          </table:table-cell>
          <table:table-cell office:value-type="string" calcext:value-type="string">
            <text:p>PMT6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51" calcext:value-type="float">
            <text:p>451</text:p>
          </table:table-cell>
          <table:table-cell office:value-type="float" office:value="1288" calcext:value-type="float">
            <text:p>1288</text:p>
          </table:table-cell>
          <table:table-cell office:value-type="float" office:value="281" calcext:value-type="float">
            <text:p>281</text:p>
          </table:table-cell>
          <table:table-cell table:formula="of:=([.B2]-[.D2])/([.B2]+[.D2])" office:value-type="float" office:value="0.23224043715847" calcext:value-type="float">
            <text:p>0,2322404372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832" calcext:value-type="float">
            <text:p>832</text:p>
          </table:table-cell>
          <table:table-cell office:value-type="float" office:value="1978" calcext:value-type="float">
            <text:p>1978</text:p>
          </table:table-cell>
          <table:table-cell office:value-type="float" office:value="470" calcext:value-type="float">
            <text:p>470</text:p>
          </table:table-cell>
          <table:table-cell table:formula="of:=([.B3]-[.D3])/([.B3]+[.D3])" office:value-type="float" office:value="0.278033794162826" calcext:value-type="float">
            <text:p>0,2780337942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189" calcext:value-type="float">
            <text:p>1189</text:p>
          </table:table-cell>
          <table:table-cell office:value-type="float" office:value="2836" calcext:value-type="float">
            <text:p>2836</text:p>
          </table:table-cell>
          <table:table-cell office:value-type="float" office:value="772" calcext:value-type="float">
            <text:p>772</text:p>
          </table:table-cell>
          <table:table-cell table:formula="of:=([.B4]-[.D4])/([.B4]+[.D4])" office:value-type="float" office:value="0.212646608873024" calcext:value-type="float">
            <text:p>0,2126466089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562" calcext:value-type="float">
            <text:p>1562</text:p>
          </table:table-cell>
          <table:table-cell office:value-type="float" office:value="3183" calcext:value-type="float">
            <text:p>3183</text:p>
          </table:table-cell>
          <table:table-cell office:value-type="float" office:value="1088" calcext:value-type="float">
            <text:p>1088</text:p>
          </table:table-cell>
          <table:table-cell table:formula="of:=([.B5]-[.D5])/([.B5]+[.D5])" office:value-type="float" office:value="0.178867924528302" calcext:value-type="float">
            <text:p>0,1788679245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084" calcext:value-type="float">
            <text:p>2084</text:p>
          </table:table-cell>
          <table:table-cell office:value-type="float" office:value="4729" calcext:value-type="float">
            <text:p>4729</text:p>
          </table:table-cell>
          <table:table-cell office:value-type="float" office:value="1654" calcext:value-type="float">
            <text:p>1654</text:p>
          </table:table-cell>
          <table:table-cell table:formula="of:=([.B6]-[.D6])/([.B6]+[.D6])" office:value-type="float" office:value="0.115034777956126" calcext:value-type="float">
            <text:p>0,11503477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095" calcext:value-type="float">
            <text:p>3095</text:p>
          </table:table-cell>
          <table:table-cell office:value-type="float" office:value="6183" calcext:value-type="float">
            <text:p>6183</text:p>
          </table:table-cell>
          <table:table-cell office:value-type="float" office:value="2313" calcext:value-type="float">
            <text:p>2313</text:p>
          </table:table-cell>
          <table:table-cell table:formula="of:=([.B7]-[.D7])/([.B7]+[.D7])" office:value-type="float" office:value="0.144600591715976" calcext:value-type="float">
            <text:p>0,1446005917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3815" calcext:value-type="float">
            <text:p>3815</text:p>
          </table:table-cell>
          <table:table-cell office:value-type="float" office:value="7600" calcext:value-type="float">
            <text:p>7600</text:p>
          </table:table-cell>
          <table:table-cell office:value-type="float" office:value="3189" calcext:value-type="float">
            <text:p>3189</text:p>
          </table:table-cell>
          <table:table-cell table:formula="of:=([.B8]-[.D8])/([.B8]+[.D8])" office:value-type="float" office:value="0.0893774985722444" calcext:value-type="float">
            <text:p>0,0893774986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4644" calcext:value-type="float">
            <text:p>4644</text:p>
          </table:table-cell>
          <table:table-cell office:value-type="float" office:value="9645" calcext:value-type="float">
            <text:p>9645</text:p>
          </table:table-cell>
          <table:table-cell office:value-type="float" office:value="4074" calcext:value-type="float">
            <text:p>4074</text:p>
          </table:table-cell>
          <table:table-cell table:formula="of:=([.B9]-[.D9])/([.B9]+[.D9])" office:value-type="float" office:value="0.0653819683413627" calcext:value-type="float">
            <text:p>0,0653819683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408" calcext:value-type="float">
            <text:p>6408</text:p>
          </table:table-cell>
          <table:table-cell office:value-type="float" office:value="12216" calcext:value-type="float">
            <text:p>12216</text:p>
          </table:table-cell>
          <table:table-cell office:value-type="float" office:value="5385" calcext:value-type="float">
            <text:p>5385</text:p>
          </table:table-cell>
          <table:table-cell table:formula="of:=([.B10]-[.D10])/([.B10]+[.D10])" office:value-type="float" office:value="0.0867463749682015" calcext:value-type="float">
            <text:p>0,086746375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7698" calcext:value-type="float">
            <text:p>7698</text:p>
          </table:table-cell>
          <table:table-cell office:value-type="float" office:value="14745" calcext:value-type="float">
            <text:p>14745</text:p>
          </table:table-cell>
          <table:table-cell office:value-type="float" office:value="6775" calcext:value-type="float">
            <text:p>6775</text:p>
          </table:table-cell>
          <table:table-cell table:formula="of:=([.B11]-[.D11])/([.B11]+[.D11])" office:value-type="float" office:value="0.0637739238582188" calcext:value-type="float">
            <text:p>0,063773923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093" calcext:value-type="float">
            <text:p>9093</text:p>
          </table:table-cell>
          <table:table-cell office:value-type="float" office:value="18287" calcext:value-type="float">
            <text:p>18287</text:p>
          </table:table-cell>
          <table:table-cell office:value-type="float" office:value="8648" calcext:value-type="float">
            <text:p>8648</text:p>
          </table:table-cell>
          <table:table-cell table:formula="of:=([.B12]-[.D12])/([.B12]+[.D12])" office:value-type="float" office:value="0.0250831407474212" calcext:value-type="float">
            <text:p>0,0250831407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2081" calcext:value-type="float">
            <text:p>12081</text:p>
          </table:table-cell>
          <table:table-cell office:value-type="float" office:value="21066" calcext:value-type="float">
            <text:p>21066</text:p>
          </table:table-cell>
          <table:table-cell office:value-type="float" office:value="10945" calcext:value-type="float">
            <text:p>10945</text:p>
          </table:table-cell>
          <table:table-cell table:formula="of:=([.B13]-[.D13])/([.B13]+[.D13])" office:value-type="float" office:value="0.0493355337444628" calcext:value-type="float">
            <text:p>0,0493355337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4148" calcext:value-type="float">
            <text:p>14148</text:p>
          </table:table-cell>
          <table:table-cell office:value-type="float" office:value="27294" calcext:value-type="float">
            <text:p>27294</text:p>
          </table:table-cell>
          <table:table-cell office:value-type="float" office:value="13284" calcext:value-type="float">
            <text:p>13284</text:p>
          </table:table-cell>
          <table:table-cell table:formula="of:=([.B14]-[.D14])/([.B14]+[.D14])" office:value-type="float" office:value="0.031496062992126" calcext:value-type="float">
            <text:p>0,031496063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9136" calcext:value-type="float">
            <text:p>19136</text:p>
          </table:table-cell>
          <table:table-cell office:value-type="float" office:value="34840" calcext:value-type="float">
            <text:p>34840</text:p>
          </table:table-cell>
          <table:table-cell office:value-type="float" office:value="16686" calcext:value-type="float">
            <text:p>16686</text:p>
          </table:table-cell>
          <table:table-cell table:formula="of:=([.B15]-[.D15])/([.B15]+[.D15])" office:value-type="float" office:value="0.0683937245268271" calcext:value-type="float">
            <text:p>0,0683937245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32146" calcext:value-type="float">
            <text:p>32146</text:p>
          </table:table-cell>
          <table:table-cell office:value-type="float" office:value="48793" calcext:value-type="float">
            <text:p>48793</text:p>
          </table:table-cell>
          <table:table-cell office:value-type="float" office:value="19968" calcext:value-type="float">
            <text:p>19968</text:p>
          </table:table-cell>
          <table:table-cell table:formula="of:=([.B16]-[.D16])/([.B16]+[.D16])" office:value-type="float" office:value="0.233680009210577" calcext:value-type="float">
            <text:p>0,233680009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3110" calcext:value-type="float">
            <text:p>53110</text:p>
          </table:table-cell>
          <table:table-cell office:value-type="float" office:value="66713" calcext:value-type="float">
            <text:p>66713</text:p>
          </table:table-cell>
          <table:table-cell office:value-type="float" office:value="21913" calcext:value-type="float">
            <text:p>21913</text:p>
          </table:table-cell>
          <table:table-cell table:formula="of:=([.B17]-[.D17])/([.B17]+[.D17])" office:value-type="float" office:value="0.415832478040068" calcext:value-type="float">
            <text:p>0,415832478</text:p>
          </table:table-cell>
        </table:table-row>
        <table:table-row table:style-name="ro1">
          <table:table-cell table:number-columns-repeated="4"/>
          <table:table-cell table:formula="of:=MIN([.E2:.E17])" office:value-type="float" office:value="0.0250831407474212" calcext:value-type="float">
            <text:p>0,0250831407</text:p>
          </table:table-cell>
        </table:table-row>
      </table:table>
      <table:table table:name="Foglio2" table:style-name="ta1">
        <table:shapes>
          <draw:frame draw:z-index="0" draw:style-name="gr1" draw:text-style-name="P1" svg:width="226.61mm" svg:height="150.87mm" svg:x="269mm" svg:y="7.44mm">
            <draw:object draw:notify-on-update-of-ranges="Foglio2.A2:Foglio2.A10 Foglio2.B1:Foglio2.B1 Foglio2.B2:Foglio2.B10 Foglio2.C1:Foglio2.C1 Foglio2.C2:Foglio2.C10 Foglio2.D1:Foglio2.D1 Foglio2.D2:Foglio2.D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38.81mm" svg:height="99.6mm" svg:x="24.41mm" svg:y="105.72mm">
            <draw:object draw:notify-on-update-of-ranges="Foglio2.A2:Foglio2.A10 Foglio2.E2:Foglio2.E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PMT6</text:p>
          </table:table-cell>
          <table:table-cell office:value-type="string" calcext:value-type="string">
            <text:p>PMT4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14" calcext:value-type="float">
            <text:p>4214</text:p>
          </table:table-cell>
          <table:table-cell office:value-type="float" office:value="3925" calcext:value-type="float">
            <text:p>3925</text:p>
          </table:table-cell>
          <table:table-cell office:value-type="float" office:value="1114" calcext:value-type="float">
            <text:p>1114</text:p>
          </table:table-cell>
          <table:table-cell table:formula="of:=[.D2]/(([.C2]+[.B2])/2)" office:value-type="float" office:value="0.273743703157636" calcext:value-type="float">
            <text:p>0,27374370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09" calcext:value-type="float">
            <text:p>2409</text:p>
          </table:table-cell>
          <table:table-cell office:value-type="float" office:value="2571" calcext:value-type="float">
            <text:p>2571</text:p>
          </table:table-cell>
          <table:table-cell office:value-type="float" office:value="750" calcext:value-type="float">
            <text:p>750</text:p>
          </table:table-cell>
          <table:table-cell table:formula="of:=[.D3]/(([.C3]+[.B3])/2)" office:value-type="float" office:value="0.301204819277108" calcext:value-type="float">
            <text:p>0,301204819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98" calcext:value-type="float">
            <text:p>1498</text:p>
          </table:table-cell>
          <table:table-cell office:value-type="float" office:value="1591" calcext:value-type="float">
            <text:p>1591</text:p>
          </table:table-cell>
          <table:table-cell office:value-type="float" office:value="422" calcext:value-type="float">
            <text:p>422</text:p>
          </table:table-cell>
          <table:table-cell table:formula="of:=[.D4]/(([.C4]+[.B4])/2)" office:value-type="float" office:value="0.273227581741664" calcext:value-type="float">
            <text:p>0,27322758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9" calcext:value-type="float">
            <text:p>939</text:p>
          </table:table-cell>
          <table:table-cell office:value-type="float" office:value="1030" calcext:value-type="float">
            <text:p>1030</text:p>
          </table:table-cell>
          <table:table-cell office:value-type="float" office:value="242" calcext:value-type="float">
            <text:p>242</text:p>
          </table:table-cell>
          <table:table-cell table:formula="of:=[.D5]/(([.C5]+[.B5])/2)" office:value-type="float" office:value="0.245810055865922" calcext:value-type="float">
            <text:p>0,245810055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51" calcext:value-type="float">
            <text:p>651</text:p>
          </table:table-cell>
          <table:table-cell office:value-type="float" office:value="751" calcext:value-type="float">
            <text:p>751</text:p>
          </table:table-cell>
          <table:table-cell office:value-type="float" office:value="144" calcext:value-type="float">
            <text:p>144</text:p>
          </table:table-cell>
          <table:table-cell table:formula="of:=[.D6]/(([.C6]+[.B6])/2)" office:value-type="float" office:value="0.205420827389444" calcext:value-type="float">
            <text:p>0,205420827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33" calcext:value-type="float">
            <text:p>533</text:p>
          </table:table-cell>
          <table:table-cell office:value-type="float" office:value="613" calcext:value-type="float">
            <text:p>613</text:p>
          </table:table-cell>
          <table:table-cell office:value-type="float" office:value="71" calcext:value-type="float">
            <text:p>71</text:p>
          </table:table-cell>
          <table:table-cell table:formula="of:=[.D7]/(([.C7]+[.B7])/2)" office:value-type="float" office:value="0.1239092495637" calcext:value-type="float">
            <text:p>0,12390924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04" calcext:value-type="float">
            <text:p>404</text:p>
          </table:table-cell>
          <table:table-cell office:value-type="float" office:value="467" calcext:value-type="float">
            <text:p>467</text:p>
          </table:table-cell>
          <table:table-cell office:value-type="float" office:value="55" calcext:value-type="float">
            <text:p>55</text:p>
          </table:table-cell>
          <table:table-cell table:formula="of:=[.D8]/(([.C8]+[.B8])/2)" office:value-type="float" office:value="0.126291618828932" calcext:value-type="float">
            <text:p>0,126291618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09" calcext:value-type="float">
            <text:p>309</text:p>
          </table:table-cell>
          <table:table-cell office:value-type="float" office:value="391" calcext:value-type="float">
            <text:p>391</text:p>
          </table:table-cell>
          <table:table-cell office:value-type="float" office:value="42" calcext:value-type="float">
            <text:p>42</text:p>
          </table:table-cell>
          <table:table-cell table:formula="of:=[.D9]/(([.C9]+[.B9])/2)"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15" calcext:value-type="float">
            <text:p>215</text:p>
          </table:table-cell>
          <table:table-cell office:value-type="float" office:value="288" calcext:value-type="float">
            <text:p>288</text:p>
          </table:table-cell>
          <table:table-cell office:value-type="float" office:value="11" calcext:value-type="float">
            <text:p>11</text:p>
          </table:table-cell>
          <table:table-cell table:formula="of:=[.D10]/(([.C10]+[.B10])/2)" office:value-type="float" office:value="0.0437375745526839" calcext:value-type="float">
            <text:p>0,04373757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 style:data-style-name="N2" text:time-value="18:26:15.74979875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vo </meta:initial-creator>
    <meta:creation-date>2015-11-12T12:06:41.418192844</meta:creation-date>
    <dc:date>2015-11-12T16:13:35.143808580</dc:date>
    <dc:creator>salvo </dc:creator>
    <meta:editing-duration>PT55M29S</meta:editing-duration>
    <meta:editing-cycles>4</meta:editing-cycles>
    <meta:generator>LibreOffice/4.4.3.2$Linux_X86_64 LibreOffice_project/40m0$Build-2</meta:generator>
    <meta:document-statistic meta:table-count="2" meta:cell-count="13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335cm" svg:height="17.585cm" xlink:href=".." xlink:type="simple" chart:class="chart:line" chart:style-name="ch1">
        <chart:legend chart:legend-position="end" svg:x="32.065cm" svg:y="7.995cm" style:legend-expansion="high" chart:style-name="ch2"/>
        <chart:plot-area chart:style-name="ch3" table:cell-range-address="Foglio1.A2:Foglio1.D14 Foglio1.B1:Foglio1.D1" chart:data-source-has-labels="both" svg:x="-0.793cm" svg:y="-0.199cm" svg:width="30.479cm" svg:height="16.906cm">
          <chartooo:coordinate-region svg:x="0.384cm" svg:y="0cm" svg:width="28.93cm" svg:height="16.06cm"/>
          <chart:axis chart:dimension="x" chart:name="primary-x" chart:style-name="ch4" chartooo:axis-type="auto">
            <chartooo:date-scale/>
            <chart:categories table:cell-range-address="Foglio1.A2:Foglio1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1.B2:Foglio1.B14" chart:label-cell-address="Foglio1.B1:Foglio1.B1" chart:class="chart:line">
            <chart:data-point chart:repeated="13"/>
          </chart:series>
          <chart:series chart:style-name="ch7" chart:values-cell-range-address="Foglio1.C2:Foglio1.C14" chart:label-cell-address="Foglio1.C1:Foglio1.C1" chart:class="chart:line">
            <chart:data-point chart:repeated="13"/>
          </chart:series>
          <chart:series chart:style-name="ch8" chart:values-cell-range-address="Foglio1.D2:Foglio1.D14" chart:label-cell-address="Foglio1.D1:Foglio1.D1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T4</text:p>
                <draw:g>
                  <svg:desc>Foglio1.B1:Foglio1.B1</svg:desc>
                </draw:g>
              </table:table-cell>
              <table:table-cell office:value-type="string">
                <text:p>PMT5</text:p>
                <draw:g>
                  <svg:desc>Foglio1.C1:Foglio1.C1</svg:desc>
                </draw:g>
              </table:table-cell>
              <table:table-cell office:value-type="string">
                <text:p>PMT6</text:p>
                <draw:g>
                  <svg:desc>Foglio1.D1:Foglio1.D1</svg:desc>
                </draw:g>
              </table:table-cell>
            </table:table-row>
          </table:table-header-rows>
          <table:table-rows>
            <table:table-row>
              <table:table-cell office:value-type="float" office:value="1600">
                <text:p>1600</text:p>
                <draw:g>
                  <svg:desc>Foglio1.A2:Foglio1.A14</svg:desc>
                </draw:g>
              </table:table-cell>
              <table:table-cell office:value-type="float" office:value="451">
                <text:p>451</text:p>
                <draw:g>
                  <svg:desc>Foglio1.B2:Foglio1.B14</svg:desc>
                </draw:g>
              </table:table-cell>
              <table:table-cell office:value-type="float" office:value="1288">
                <text:p>1288</text:p>
                <draw:g>
                  <svg:desc>Foglio1.C2:Foglio1.C14</svg:desc>
                </draw:g>
              </table:table-cell>
              <table:table-cell office:value-type="float" office:value="281">
                <text:p>281</text:p>
                <draw:g>
                  <svg:desc>Foglio1.D2:Foglio1.D14</svg:desc>
                </draw:g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832">
                <text:p>832</text:p>
              </table:table-cell>
              <table:table-cell office:value-type="float" office:value="1978">
                <text:p>197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1189">
                <text:p>1189</text:p>
              </table:table-cell>
              <table:table-cell office:value-type="float" office:value="2836">
                <text:p>2836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1562">
                <text:p>1562</text:p>
              </table:table-cell>
              <table:table-cell office:value-type="float" office:value="3183">
                <text:p>318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2084">
                <text:p>2084</text:p>
              </table:table-cell>
              <table:table-cell office:value-type="float" office:value="4729">
                <text:p>4729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3095">
                <text:p>3095</text:p>
              </table:table-cell>
              <table:table-cell office:value-type="float" office:value="6183">
                <text:p>6183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3815">
                <text:p>3815</text:p>
              </table:table-cell>
              <table:table-cell office:value-type="float" office:value="7600">
                <text:p>7600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4644">
                <text:p>4644</text:p>
              </table:table-cell>
              <table:table-cell office:value-type="float" office:value="9645">
                <text:p>9645</text:p>
              </table:table-cell>
              <table:table-cell office:value-type="float" office:value="4074">
                <text:p>4074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6408">
                <text:p>6408</text:p>
              </table:table-cell>
              <table:table-cell office:value-type="float" office:value="12216">
                <text:p>12216</text:p>
              </table:table-cell>
              <table:table-cell office:value-type="float" office:value="5385">
                <text:p>5385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7698">
                <text:p>7698</text:p>
              </table:table-cell>
              <table:table-cell office:value-type="float" office:value="14745">
                <text:p>14745</text:p>
              </table:table-cell>
              <table:table-cell office:value-type="float" office:value="6775">
                <text:p>677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9093">
                <text:p>9093</text:p>
              </table:table-cell>
              <table:table-cell office:value-type="float" office:value="18287">
                <text:p>18287</text:p>
              </table:table-cell>
              <table:table-cell office:value-type="float" office:value="8648">
                <text:p>8648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12081">
                <text:p>12081</text:p>
              </table:table-cell>
              <table:table-cell office:value-type="float" office:value="21066">
                <text:p>21066</text:p>
              </table:table-cell>
              <table:table-cell office:value-type="float" office:value="10945">
                <text:p>10945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14148">
                <text:p>14148</text:p>
              </table:table-cell>
              <table:table-cell office:value-type="float" office:value="27294">
                <text:p>27294</text:p>
              </table:table-cell>
              <table:table-cell office:value-type="float" office:value="13284">
                <text:p>132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662cm" svg:height="15.088cm" xlink:href=".." xlink:type="simple" chart:class="chart:line" chart:style-name="ch1">
        <chart:legend chart:legend-position="end" svg:x="20.392cm" svg:y="6.747cm" style:legend-expansion="high" chart:style-name="ch2"/>
        <chart:plot-area chart:style-name="ch3" table:cell-range-address="Foglio2.A2:Foglio2.D10 Foglio2.B1:Foglio2.D1" chart:data-source-has-labels="both" svg:x="0.563cm" svg:y="0.611cm" svg:width="20.388cm" svg:height="14.483cm">
          <chartooo:coordinate-region svg:x="1.555cm" svg:y="0.81cm" svg:width="19.116cm" svg:height="13.637cm"/>
          <chart:axis chart:dimension="x" chart:name="primary-x" chart:style-name="ch4" chartooo:axis-type="auto">
            <chartooo:date-scale/>
            <chart:categories table:cell-range-address="Foglio2.A2:Foglio2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2.B2:Foglio2.B10" chart:label-cell-address="Foglio2.B1:Foglio2.B1" chart:class="chart:line">
            <chart:data-point chart:repeated="9"/>
          </chart:series>
          <chart:series chart:style-name="ch7" chart:values-cell-range-address="Foglio2.C2:Foglio2.C10" chart:label-cell-address="Foglio2.C1:Foglio2.C1" chart:class="chart:line">
            <chart:data-point chart:repeated="9"/>
          </chart:series>
          <chart:series chart:style-name="ch8" chart:values-cell-range-address="Foglio2.D2:Foglio2.D10" chart:label-cell-address="Foglio2.D1:Foglio2.D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T6</text:p>
                <draw:g>
                  <svg:desc>Foglio2.B1:Foglio2.B1</svg:desc>
                </draw:g>
              </table:table-cell>
              <table:table-cell office:value-type="string">
                <text:p>PMT4</text:p>
                <draw:g>
                  <svg:desc>Foglio2.C1:Foglio2.C1</svg:desc>
                </draw:g>
              </table:table-cell>
              <table:table-cell office:value-type="string">
                <text:p>and</text:p>
                <draw:g>
                  <svg:desc>Foglio2.D1:Foglio2.D1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0</text:p>
                <draw:g>
                  <svg:desc>Foglio2.A2:Foglio2.A10</svg:desc>
                </draw:g>
              </table:table-cell>
              <table:table-cell office:value-type="float" office:value="4214">
                <text:p>4214</text:p>
                <draw:g>
                  <svg:desc>Foglio2.B2:Foglio2.B10</svg:desc>
                </draw:g>
              </table:table-cell>
              <table:table-cell office:value-type="float" office:value="3925">
                <text:p>3925</text:p>
                <draw:g>
                  <svg:desc>Foglio2.C2:Foglio2.C10</svg:desc>
                </draw:g>
              </table:table-cell>
              <table:table-cell office:value-type="float" office:value="1114">
                <text:p>1114</text:p>
                <draw:g>
                  <svg:desc>Foglio2.D2:Foglio2.D10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409">
                <text:p>2409</text:p>
              </table:table-cell>
              <table:table-cell office:value-type="float" office:value="2571">
                <text:p>2571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498">
                <text:p>1498</text:p>
              </table:table-cell>
              <table:table-cell office:value-type="float" office:value="1591">
                <text:p>159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39">
                <text:p>939</text:p>
              </table:table-cell>
              <table:table-cell office:value-type="float" office:value="1030">
                <text:p>103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51">
                <text:p>651</text:p>
              </table:table-cell>
              <table:table-cell office:value-type="float" office:value="751">
                <text:p>75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33">
                <text:p>533</text:p>
              </table:table-cell>
              <table:table-cell office:value-type="float" office:value="613">
                <text:p>6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04">
                <text:p>404</text:p>
              </table:table-cell>
              <table:table-cell office:value-type="float" office:value="467">
                <text:p>46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09">
                <text:p>309</text:p>
              </table:table-cell>
              <table:table-cell office:value-type="float" office:value="391">
                <text:p>39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15">
                <text:p>215</text:p>
              </table:table-cell>
              <table:table-cell office:value-type="float" office:value="288">
                <text:p>288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882cm" svg:height="9.961cm" xlink:href=".." xlink:type="simple" chart:class="chart:scatter" chart:style-name="ch1">
        <chart:legend chart:legend-position="end" svg:x="20.95cm" svg:y="4.681cm" style:legend-expansion="high" chart:style-name="ch2"/>
        <chart:plot-area chart:style-name="ch3" table:cell-range-address="Foglio2.A2:Foglio2.A10 Foglio2.E2:Foglio2.E10" svg:x="0.477cm" svg:y="0.199cm" svg:width="19.996cm" svg:height="9.563cm">
          <chartooo:coordinate-region svg:x="1.389cm" svg:y="0.398cm" svg:width="18.804cm" svg:height="8.7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2.E2:Foglio2.E10" chart:class="chart:scatter">
            <chart:domain table:cell-range-address="Foglio2.A2:Foglio2.A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Foglio2.A2:Foglio2.A10</svg:desc>
                </draw:g>
              </table:table-cell>
              <table:table-cell office:value-type="float" office:value="0.273743703157636">
                <text:p>0.273743703157636</text:p>
                <draw:g>
                  <svg:desc>Foglio2.E2:Foglio2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301204819277108">
                <text:p>0.301204819277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0.273227581741664">
                <text:p>0.273227581741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0.245810055865922">
                <text:p>0.2458100558659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0.205420827389444">
                <text:p>0.205420827389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">
                <text:p>130</text:p>
              </table:table-cell>
              <table:table-cell office:value-type="float" office:value="0.1239092495637">
                <text:p>0.12390924956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0.126291618828932">
                <text:p>0.1262916188289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">
                <text:p>17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">
                <text:p>190</text:p>
              </table:table-cell>
              <table:table-cell office:value-type="float" office:value="0.0437375745526839">
                <text:p>0.04373757455268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